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2" table:number-columns-repeated="2" table:default-cell-style-name="ce5"/>
        <table:table-column table:style-name="co2" table:default-cell-style-name="ce12"/>
        <table:table-column table:style-name="co4" table:default-cell-style-name="ce10"/>
        <table:table-column table:style-name="co2" table:number-columns-repeated="4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4" office:value-type="string" calcext:value-type="string">
            <text:p>IM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4" office:value-type="string" calcext:value-type="string">
            <text:p>FP – DSU</text:p>
          </table:table-cell>
          <table:table-cell table:style-name="ce4" office:value-type="string" calcext:value-type="string">
            <text:p>FP – F</text:p>
          </table:table-cell>
          <table:table-cell table:style-name="ce4" office:value-type="string" calcext:value-type="string">
            <text:p>FP – OT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style-name="ce7" table:formula="of:=[.M2]/50*0.15 + [.N2]/50*0.15 + [.O2]/100*0.2" office:value-type="float" office:value="0.429" calcext:value-type="float">
            <text:p>0.429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2] + [.P2] + [.V2] + [.AB2]" office:value-type="float" office:value="0.429" calcext:value-type="float">
            <text:p>0.42900</text:p>
          </table:table-cell>
          <table:table-cell table:style-name="ce15" table:formula="of:=IF([.AD2]&gt;=0.9875;&quot;A+&quot;;  IF([.AD2]&gt;=0.94; &quot;A&quot;; IF([.AD2]&gt;=0.9; &quot;A-&quot;; IF([.AD2]&gt;=0.87; &quot;B+&quot;; IF([.AD2]&gt;=0.84;&quot;B&quot;; IF([.AD2]&gt;=0.8; &quot;B-&quot;; IF([.AD2]&gt;=0.77; &quot;C+&quot;; IF([.AD2]&gt;=0.74;&quot;C&quot;; IF([.AD2]&gt;=0.7; &quot;C-&quot;; IF([.AD2]&gt;=0.67; &quot;D+&quot;; IF([.AD2]&gt;=0.64;&quot;D&quot;; IF([.AD2]&gt;=0.6; &quot;D-&quot;; &quot;F&quot;))))))))))))" office:value-type="string" office:string-value="F" calcext:value-type="string">
            <text:p>F</text:p>
          </table:table-cell>
          <table:table-cell table:style-name="ce17" table:formula="of:=VLOOKUP([.AE2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style-name="ce7" table:formula="of:=[.M3]/50*0.15 + [.N3]/50*0.15 + [.O3]/100*0.2" office:value-type="float" office:value="0.448" calcext:value-type="float">
            <text:p>0.448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3] + [.P3] + [.V3] + [.AB3]" office:value-type="float" office:value="0.448" calcext:value-type="float">
            <text:p>0.44800</text:p>
          </table:table-cell>
          <table:table-cell table:style-name="ce15" table:formula="of:=IF([.AD3]&gt;=0.9875;&quot;A+&quot;;  IF([.AD3]&gt;=0.94; &quot;A&quot;; IF([.AD3]&gt;=0.9; &quot;A-&quot;; IF([.AD3]&gt;=0.87; &quot;B+&quot;; IF([.AD3]&gt;=0.84;&quot;B&quot;; IF([.AD3]&gt;=0.8; &quot;B-&quot;; IF([.AD3]&gt;=0.77; &quot;C+&quot;; IF([.AD3]&gt;=0.74;&quot;C&quot;; IF([.AD3]&gt;=0.7; &quot;C-&quot;; IF([.AD3]&gt;=0.67; &quot;D+&quot;; IF([.AD3]&gt;=0.64;&quot;D&quot;; IF([.AD3]&gt;=0.6; &quot;D-&quot;; &quot;F&quot;))))))))))))" office:value-type="string" office:string-value="F" calcext:value-type="string">
            <text:p>F</text:p>
          </table:table-cell>
          <table:table-cell table:style-name="ce17" table:formula="of:=VLOOKUP([.AE3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style-name="ce7" table:formula="of:=[.M4]/50*0.15 + [.N4]/50*0.15 + [.O4]/100*0.2" office:value-type="float" office:value="0.403" calcext:value-type="float">
            <text:p>0.403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4] + [.P4] + [.V4] + [.AB4]" office:value-type="float" office:value="0.403" calcext:value-type="float">
            <text:p>0.40300</text:p>
          </table:table-cell>
          <table:table-cell table:style-name="ce15" table:formula="of:=IF([.AD4]&gt;=0.9875;&quot;A+&quot;;  IF([.AD4]&gt;=0.94; &quot;A&quot;; IF([.AD4]&gt;=0.9; &quot;A-&quot;; IF([.AD4]&gt;=0.87; &quot;B+&quot;; IF([.AD4]&gt;=0.84;&quot;B&quot;; IF([.AD4]&gt;=0.8; &quot;B-&quot;; IF([.AD4]&gt;=0.77; &quot;C+&quot;; IF([.AD4]&gt;=0.74;&quot;C&quot;; IF([.AD4]&gt;=0.7; &quot;C-&quot;; IF([.AD4]&gt;=0.67; &quot;D+&quot;; IF([.AD4]&gt;=0.64;&quot;D&quot;; IF([.AD4]&gt;=0.6; &quot;D-&quot;; &quot;F&quot;))))))))))))" office:value-type="string" office:string-value="F" calcext:value-type="string">
            <text:p>F</text:p>
          </table:table-cell>
          <table:table-cell table:style-name="ce17" table:formula="of:=VLOOKUP([.AE4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style-name="ce7" table:formula="of:=[.M5]/50*0.15 + [.N5]/50*0.15 + [.O5]/100*0.2" office:value-type="float" office:value="0.41" calcext:value-type="float">
            <text:p>0.41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5] + [.P5] + [.V5] + [.AB5]" office:value-type="float" office:value="0.41" calcext:value-type="float">
            <text:p>0.41000</text:p>
          </table:table-cell>
          <table:table-cell table:style-name="ce15" table:formula="of:=IF([.AD5]&gt;=0.9875;&quot;A+&quot;;  IF([.AD5]&gt;=0.94; &quot;A&quot;; IF([.AD5]&gt;=0.9; &quot;A-&quot;; IF([.AD5]&gt;=0.87; &quot;B+&quot;; IF([.AD5]&gt;=0.84;&quot;B&quot;; IF([.AD5]&gt;=0.8; &quot;B-&quot;; IF([.AD5]&gt;=0.77; &quot;C+&quot;; IF([.AD5]&gt;=0.74;&quot;C&quot;; IF([.AD5]&gt;=0.7; &quot;C-&quot;; IF([.AD5]&gt;=0.67; &quot;D+&quot;; IF([.AD5]&gt;=0.64;&quot;D&quot;; IF([.AD5]&gt;=0.6; &quot;D-&quot;; &quot;F&quot;))))))))))))" office:value-type="string" office:string-value="F" calcext:value-type="string">
            <text:p>F</text:p>
          </table:table-cell>
          <table:table-cell table:style-name="ce17" table:formula="of:=VLOOKUP([.AE5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style-name="ce7" table:formula="of:=[.M6]/50*0.15 + [.N6]/50*0.15 + [.O6]/100*0.2" office:value-type="float" office:value="0.386" calcext:value-type="float">
            <text:p>0.38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6] + [.P6] + [.V6] + [.AB6]" office:value-type="float" office:value="0.386" calcext:value-type="float">
            <text:p>0.38600</text:p>
          </table:table-cell>
          <table:table-cell table:style-name="ce15" table:formula="of:=IF([.AD6]&gt;=0.9875;&quot;A+&quot;;  IF([.AD6]&gt;=0.94; &quot;A&quot;; IF([.AD6]&gt;=0.9; &quot;A-&quot;; IF([.AD6]&gt;=0.87; &quot;B+&quot;; IF([.AD6]&gt;=0.84;&quot;B&quot;; IF([.AD6]&gt;=0.8; &quot;B-&quot;; IF([.AD6]&gt;=0.77; &quot;C+&quot;; IF([.AD6]&gt;=0.74;&quot;C&quot;; IF([.AD6]&gt;=0.7; &quot;C-&quot;; IF([.AD6]&gt;=0.67; &quot;D+&quot;; IF([.AD6]&gt;=0.64;&quot;D&quot;; IF([.AD6]&gt;=0.6; &quot;D-&quot;; &quot;F&quot;))))))))))))" office:value-type="string" office:string-value="F" calcext:value-type="string">
            <text:p>F</text:p>
          </table:table-cell>
          <table:table-cell table:style-name="ce17" table:formula="of:=VLOOKUP([.AE6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style-name="ce7" table:formula="of:=[.M7]/50*0.15 + [.N7]/50*0.15 + [.O7]/100*0.2" office:value-type="float" office:value="0.369" calcext:value-type="float">
            <text:p>0.369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7] + [.P7] + [.V7] + [.AB7]" office:value-type="float" office:value="0.369" calcext:value-type="float">
            <text:p>0.36900</text:p>
          </table:table-cell>
          <table:table-cell table:style-name="ce15" table:formula="of:=IF([.AD7]&gt;=0.9875;&quot;A+&quot;;  IF([.AD7]&gt;=0.94; &quot;A&quot;; IF([.AD7]&gt;=0.9; &quot;A-&quot;; IF([.AD7]&gt;=0.87; &quot;B+&quot;; IF([.AD7]&gt;=0.84;&quot;B&quot;; IF([.AD7]&gt;=0.8; &quot;B-&quot;; IF([.AD7]&gt;=0.77; &quot;C+&quot;; IF([.AD7]&gt;=0.74;&quot;C&quot;; IF([.AD7]&gt;=0.7; &quot;C-&quot;; IF([.AD7]&gt;=0.67; &quot;D+&quot;; IF([.AD7]&gt;=0.64;&quot;D&quot;; IF([.AD7]&gt;=0.6; &quot;D-&quot;; &quot;F&quot;))))))))))))" office:value-type="string" office:string-value="F" calcext:value-type="string">
            <text:p>F</text:p>
          </table:table-cell>
          <table:table-cell table:style-name="ce17" table:formula="of:=VLOOKUP([.AE7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style-name="ce7" table:formula="of:=[.M8]/50*0.15 + [.N8]/50*0.15 + [.O8]/100*0.2" office:value-type="float" office:value="0.427" calcext:value-type="float">
            <text:p>0.427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14" table:formula="of:=[.K8] + [.P8] + [.V8] + [.AB8]" office:value-type="float" office:value="0.427" calcext:value-type="float">
            <text:p>0.42700</text:p>
          </table:table-cell>
          <table:table-cell table:style-name="ce15" table:formula="of:=IF([.AD8]&gt;=0.9875;&quot;A+&quot;;  IF([.AD8]&gt;=0.94; &quot;A&quot;; IF([.AD8]&gt;=0.9; &quot;A-&quot;; IF([.AD8]&gt;=0.87; &quot;B+&quot;; IF([.AD8]&gt;=0.84;&quot;B&quot;; IF([.AD8]&gt;=0.8; &quot;B-&quot;; IF([.AD8]&gt;=0.77; &quot;C+&quot;; IF([.AD8]&gt;=0.74;&quot;C&quot;; IF([.AD8]&gt;=0.7; &quot;C-&quot;; IF([.AD8]&gt;=0.67; &quot;D+&quot;; IF([.AD8]&gt;=0.64;&quot;D&quot;; IF([.AD8]&gt;=0.6; &quot;D-&quot;; &quot;F&quot;))))))))))))" office:value-type="string" office:string-value="F" calcext:value-type="string">
            <text:p>F</text:p>
          </table:table-cell>
          <table:table-cell table:style-name="ce17" table:formula="of:=VLOOKUP([.AE8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style-name="ce7" table:formula="of:=[.M9]/50*0.15 + [.N9]/50*0.15 + [.O9]/100*0.2" office:value-type="float" office:value="0.452" calcext:value-type="float">
            <text:p>0.452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9] + [.P9] + [.V9] + [.AB9]" office:value-type="float" office:value="0.452" calcext:value-type="float">
            <text:p>0.45200</text:p>
          </table:table-cell>
          <table:table-cell table:style-name="ce15" table:formula="of:=IF([.AD9]&gt;=0.9875;&quot;A+&quot;;  IF([.AD9]&gt;=0.94; &quot;A&quot;; IF([.AD9]&gt;=0.9; &quot;A-&quot;; IF([.AD9]&gt;=0.87; &quot;B+&quot;; IF([.AD9]&gt;=0.84;&quot;B&quot;; IF([.AD9]&gt;=0.8; &quot;B-&quot;; IF([.AD9]&gt;=0.77; &quot;C+&quot;; IF([.AD9]&gt;=0.74;&quot;C&quot;; IF([.AD9]&gt;=0.7; &quot;C-&quot;; IF([.AD9]&gt;=0.67; &quot;D+&quot;; IF([.AD9]&gt;=0.64;&quot;D&quot;; IF([.AD9]&gt;=0.6; &quot;D-&quot;; &quot;F&quot;))))))))))))" office:value-type="string" office:string-value="F" calcext:value-type="string">
            <text:p>F</text:p>
          </table:table-cell>
          <table:table-cell table:style-name="ce17" table:formula="of:=VLOOKUP([.AE9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style-name="ce7" table:formula="of:=[.M10]/50*0.15 + [.N10]/50*0.15 + [.O10]/100*0.2" office:value-type="float" office:value="0.441" calcext:value-type="float">
            <text:p>0.441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0] + [.P10] + [.V10] + [.AB10]" office:value-type="float" office:value="0.441" calcext:value-type="float">
            <text:p>0.44100</text:p>
          </table:table-cell>
          <table:table-cell table:style-name="ce15" table:formula="of:=IF([.AD10]&gt;=0.9875;&quot;A+&quot;;  IF([.AD10]&gt;=0.94; &quot;A&quot;; IF([.AD10]&gt;=0.9; &quot;A-&quot;; IF([.AD10]&gt;=0.87; &quot;B+&quot;; IF([.AD10]&gt;=0.84;&quot;B&quot;; IF([.AD10]&gt;=0.8; &quot;B-&quot;; IF([.AD10]&gt;=0.77; &quot;C+&quot;; IF([.AD10]&gt;=0.74;&quot;C&quot;; IF([.AD10]&gt;=0.7; &quot;C-&quot;; IF([.AD10]&gt;=0.67; &quot;D+&quot;; IF([.AD10]&gt;=0.64;&quot;D&quot;; IF([.AD10]&gt;=0.6; &quot;D-&quot;; &quot;F&quot;))))))))))))" office:value-type="string" office:string-value="F" calcext:value-type="string">
            <text:p>F</text:p>
          </table:table-cell>
          <table:table-cell table:style-name="ce17" table:formula="of:=VLOOKUP([.AE10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style-name="ce7" table:formula="of:=[.M11]/50*0.15 + [.N11]/50*0.15 + [.O11]/100*0.2" office:value-type="float" office:value="0.464" calcext:value-type="float">
            <text:p>0.464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1] + [.P11] + [.V11] + [.AB11]" office:value-type="float" office:value="0.464" calcext:value-type="float">
            <text:p>0.46400</text:p>
          </table:table-cell>
          <table:table-cell table:style-name="ce15" table:formula="of:=IF([.AD11]&gt;=0.9875;&quot;A+&quot;;  IF([.AD11]&gt;=0.94; &quot;A&quot;; IF([.AD11]&gt;=0.9; &quot;A-&quot;; IF([.AD11]&gt;=0.87; &quot;B+&quot;; IF([.AD11]&gt;=0.84;&quot;B&quot;; IF([.AD11]&gt;=0.8; &quot;B-&quot;; IF([.AD11]&gt;=0.77; &quot;C+&quot;; IF([.AD11]&gt;=0.74;&quot;C&quot;; IF([.AD11]&gt;=0.7; &quot;C-&quot;; IF([.AD11]&gt;=0.67; &quot;D+&quot;; IF([.AD11]&gt;=0.64;&quot;D&quot;; IF([.AD11]&gt;=0.6; &quot;D-&quot;; &quot;F&quot;))))))))))))" office:value-type="string" office:string-value="F" calcext:value-type="string">
            <text:p>F</text:p>
          </table:table-cell>
          <table:table-cell table:style-name="ce17" table:formula="of:=VLOOKUP([.AE11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table:style-name="ce7" table:formula="of:=[.M12]/50*0.15 + [.N12]/50*0.15 + [.O12]/100*0.2" office:value-type="float" office:value="0.424" calcext:value-type="float">
            <text:p>0.42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2] + [.P12] + [.V12] + [.AB12]" office:value-type="float" office:value="0.424" calcext:value-type="float">
            <text:p>0.42400</text:p>
          </table:table-cell>
          <table:table-cell table:style-name="ce15" table:formula="of:=IF([.AD12]&gt;=0.9875;&quot;A+&quot;;  IF([.AD12]&gt;=0.94; &quot;A&quot;; IF([.AD12]&gt;=0.9; &quot;A-&quot;; IF([.AD12]&gt;=0.87; &quot;B+&quot;; IF([.AD12]&gt;=0.84;&quot;B&quot;; IF([.AD12]&gt;=0.8; &quot;B-&quot;; IF([.AD12]&gt;=0.77; &quot;C+&quot;; IF([.AD12]&gt;=0.74;&quot;C&quot;; IF([.AD12]&gt;=0.7; &quot;C-&quot;; IF([.AD12]&gt;=0.67; &quot;D+&quot;; IF([.AD12]&gt;=0.64;&quot;D&quot;; IF([.AD12]&gt;=0.6; &quot;D-&quot;; &quot;F&quot;))))))))))))" office:value-type="string" office:string-value="F" calcext:value-type="string">
            <text:p>F</text:p>
          </table:table-cell>
          <table:table-cell table:style-name="ce17" table:formula="of:=VLOOKUP([.AE12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style-name="ce7" table:formula="of:=[.M13]/50*0.15 + [.N13]/50*0.15 + [.O13]/100*0.2" office:value-type="float" office:value="0.479" calcext:value-type="float">
            <text:p>0.479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3] + [.P13] + [.V13] + [.AB13]" office:value-type="float" office:value="0.479" calcext:value-type="float">
            <text:p>0.47900</text:p>
          </table:table-cell>
          <table:table-cell table:style-name="ce15" table:formula="of:=IF([.AD13]&gt;=0.9875;&quot;A+&quot;;  IF([.AD13]&gt;=0.94; &quot;A&quot;; IF([.AD13]&gt;=0.9; &quot;A-&quot;; IF([.AD13]&gt;=0.87; &quot;B+&quot;; IF([.AD13]&gt;=0.84;&quot;B&quot;; IF([.AD13]&gt;=0.8; &quot;B-&quot;; IF([.AD13]&gt;=0.77; &quot;C+&quot;; IF([.AD13]&gt;=0.74;&quot;C&quot;; IF([.AD13]&gt;=0.7; &quot;C-&quot;; IF([.AD13]&gt;=0.67; &quot;D+&quot;; IF([.AD13]&gt;=0.64;&quot;D&quot;; IF([.AD13]&gt;=0.6; &quot;D-&quot;; &quot;F&quot;))))))))))))" office:value-type="string" office:string-value="F" calcext:value-type="string">
            <text:p>F</text:p>
          </table:table-cell>
          <table:table-cell table:style-name="ce17" table:formula="of:=VLOOKUP([.AE13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7" table:formula="of:=[.M14]/50*0.15 + [.N14]/50*0.15 + [.O14]/100*0.2" office:value-type="float" office:value="0.396" calcext:value-type="float">
            <text:p>0.39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4] + [.P14] + [.V14] + [.AB14]" office:value-type="float" office:value="0.396" calcext:value-type="float">
            <text:p>0.39600</text:p>
          </table:table-cell>
          <table:table-cell table:style-name="ce15" table:formula="of:=IF([.AD14]&gt;=0.9875;&quot;A+&quot;;  IF([.AD14]&gt;=0.94; &quot;A&quot;; IF([.AD14]&gt;=0.9; &quot;A-&quot;; IF([.AD14]&gt;=0.87; &quot;B+&quot;; IF([.AD14]&gt;=0.84;&quot;B&quot;; IF([.AD14]&gt;=0.8; &quot;B-&quot;; IF([.AD14]&gt;=0.77; &quot;C+&quot;; IF([.AD14]&gt;=0.74;&quot;C&quot;; IF([.AD14]&gt;=0.7; &quot;C-&quot;; IF([.AD14]&gt;=0.67; &quot;D+&quot;; IF([.AD14]&gt;=0.64;&quot;D&quot;; IF([.AD14]&gt;=0.6; &quot;D-&quot;; &quot;F&quot;))))))))))))" office:value-type="string" office:string-value="F" calcext:value-type="string">
            <text:p>F</text:p>
          </table:table-cell>
          <table:table-cell table:style-name="ce17" table:formula="of:=VLOOKUP([.AE14]; [.$AK$2:.$AL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style-name="ce7" table:formula="of:=[.M15]/50*0.15 + [.N15]/50*0.15 + [.O15]/100*0.2" office:value-type="float" office:value="0.451" calcext:value-type="float">
            <text:p>0.451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5] + [.P15] + [.V15] + [.AB15]" office:value-type="float" office:value="0.451" calcext:value-type="float">
            <text:p>0.45100</text:p>
          </table:table-cell>
          <table:table-cell table:style-name="ce15" table:formula="of:=IF([.AD15]&gt;=0.9875;&quot;A+&quot;;  IF([.AD15]&gt;=0.94; &quot;A&quot;; IF([.AD15]&gt;=0.9; &quot;A-&quot;; IF([.AD15]&gt;=0.87; &quot;B+&quot;; IF([.AD15]&gt;=0.84;&quot;B&quot;; IF([.AD15]&gt;=0.8; &quot;B-&quot;; IF([.AD15]&gt;=0.77; &quot;C+&quot;; IF([.AD15]&gt;=0.74;&quot;C&quot;; IF([.AD15]&gt;=0.7; &quot;C-&quot;; IF([.AD15]&gt;=0.67; &quot;D+&quot;; IF([.AD15]&gt;=0.64;&quot;D&quot;; IF([.AD15]&gt;=0.6; &quot;D-&quot;; &quot;F&quot;))))))))))))" office:value-type="string" office:string-value="F" calcext:value-type="string">
            <text:p>F</text:p>
          </table:table-cell>
          <table:table-cell table:style-name="ce17" table:formula="of:=VLOOKUP([.AE15]; [.$AK$2:.$AL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style-name="ce7" table:formula="of:=[.M16]/50*0.15 + [.N16]/50*0.15 + [.O16]/100*0.2" office:value-type="float" office:value="0.339" calcext:value-type="float">
            <text:p>0.33900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14" table:formula="of:=[.K16] + [.P16] + [.V16] + [.AB16]" office:value-type="float" office:value="0.339" calcext:value-type="float">
            <text:p>0.33900</text:p>
          </table:table-cell>
          <table:table-cell table:style-name="ce15" table:formula="of:=IF([.AD16]&gt;=0.9875;&quot;A+&quot;;  IF([.AD16]&gt;=0.94; &quot;A&quot;; IF([.AD16]&gt;=0.9; &quot;A-&quot;; IF([.AD16]&gt;=0.87; &quot;B+&quot;; IF([.AD16]&gt;=0.84;&quot;B&quot;; IF([.AD16]&gt;=0.8; &quot;B-&quot;; IF([.AD16]&gt;=0.77; &quot;C+&quot;; IF([.AD16]&gt;=0.74;&quot;C&quot;; IF([.AD16]&gt;=0.7; &quot;C-&quot;; IF([.AD16]&gt;=0.67; &quot;D+&quot;; IF([.AD16]&gt;=0.64;&quot;D&quot;; IF([.AD16]&gt;=0.6; &quot;D-&quot;; &quot;F&quot;))))))))))))" office:value-type="string" office:string-value="F" calcext:value-type="string">
            <text:p>F</text:p>
          </table:table-cell>
          <table:table-cell table:style-name="ce17" table:formula="of:=VLOOKUP([.AE16]; [.$AK$2:.$AL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style-name="ce7" table:formula="of:=[.M17]/50*0.15 + [.N17]/50*0.15 + [.O17]/100*0.2" office:value-type="float" office:value="0.445" calcext:value-type="float">
            <text:p>0.445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7] + [.P17] + [.V17] + [.AB17]" office:value-type="float" office:value="0.445" calcext:value-type="float">
            <text:p>0.44500</text:p>
          </table:table-cell>
          <table:table-cell table:style-name="ce15" table:formula="of:=IF([.AD17]&gt;=0.9875;&quot;A+&quot;;  IF([.AD17]&gt;=0.94; &quot;A&quot;; IF([.AD17]&gt;=0.9; &quot;A-&quot;; IF([.AD17]&gt;=0.87; &quot;B+&quot;; IF([.AD17]&gt;=0.84;&quot;B&quot;; IF([.AD17]&gt;=0.8; &quot;B-&quot;; IF([.AD17]&gt;=0.77; &quot;C+&quot;; IF([.AD17]&gt;=0.74;&quot;C&quot;; IF([.AD17]&gt;=0.7; &quot;C-&quot;; IF([.AD17]&gt;=0.67; &quot;D+&quot;; IF([.AD17]&gt;=0.64;&quot;D&quot;; IF([.AD17]&gt;=0.6; &quot;D-&quot;; &quot;F&quot;))))))))))))" office:value-type="string" office:string-value="F" calcext:value-type="string">
            <text:p>F</text:p>
          </table:table-cell>
          <table:table-cell table:style-name="ce17" table:formula="of:=VLOOKUP([.AE17]; [.$AK$2:.$AL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style-name="ce7" table:formula="of:=[.M18]/50*0.15 + [.N18]/50*0.15 + [.O18]/100*0.2" office:value-type="float" office:value="0.366" calcext:value-type="float">
            <text:p>0.36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8] + [.P18] + [.V18] + [.AB18]" office:value-type="float" office:value="0.366" calcext:value-type="float">
            <text:p>0.36600</text:p>
          </table:table-cell>
          <table:table-cell table:style-name="ce15" table:formula="of:=IF([.AD18]&gt;=0.9875;&quot;A+&quot;;  IF([.AD18]&gt;=0.94; &quot;A&quot;; IF([.AD18]&gt;=0.9; &quot;A-&quot;; IF([.AD18]&gt;=0.87; &quot;B+&quot;; IF([.AD18]&gt;=0.84;&quot;B&quot;; IF([.AD18]&gt;=0.8; &quot;B-&quot;; IF([.AD18]&gt;=0.77; &quot;C+&quot;; IF([.AD18]&gt;=0.74;&quot;C&quot;; IF([.AD18]&gt;=0.7; &quot;C-&quot;; IF([.AD18]&gt;=0.67; &quot;D+&quot;; IF([.AD18]&gt;=0.64;&quot;D&quot;; IF([.AD18]&gt;=0.6; &quot;D-&quot;; &quot;F&quot;))))))))))))" office:value-type="string" office:string-value="F" calcext:value-type="string">
            <text:p>F</text:p>
          </table:table-cell>
          <table:table-cell table:style-name="ce17" table:formula="of:=VLOOKUP([.AE18]; [.$AK$2:.$AL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7" table:formula="of:=[.M19]/50*0.15 + [.N19]/50*0.15 + [.O19]/100*0.2" office:value-type="float" office:value="0.425" calcext:value-type="float">
            <text:p>0.425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19] + [.P19] + [.V19] + [.AB19]" office:value-type="float" office:value="0.425" calcext:value-type="float">
            <text:p>0.42500</text:p>
          </table:table-cell>
          <table:table-cell table:style-name="ce15" table:formula="of:=IF([.AD19]&gt;=0.9875;&quot;A+&quot;;  IF([.AD19]&gt;=0.94; &quot;A&quot;; IF([.AD19]&gt;=0.9; &quot;A-&quot;; IF([.AD19]&gt;=0.87; &quot;B+&quot;; IF([.AD19]&gt;=0.84;&quot;B&quot;; IF([.AD19]&gt;=0.8; &quot;B-&quot;; IF([.AD19]&gt;=0.77; &quot;C+&quot;; IF([.AD19]&gt;=0.74;&quot;C&quot;; IF([.AD19]&gt;=0.7; &quot;C-&quot;; IF([.AD19]&gt;=0.67; &quot;D+&quot;; IF([.AD19]&gt;=0.64;&quot;D&quot;; IF([.AD19]&gt;=0.6; &quot;D-&quot;; &quot;F&quot;))))))))))))" office:value-type="string" office:string-value="F" calcext:value-type="string">
            <text:p>F</text:p>
          </table:table-cell>
          <table:table-cell table:style-name="ce17" table:formula="of:=VLOOKUP([.AE19]; [.$AK$2:.$AL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style-name="ce7" table:formula="of:=[.M20]/50*0.15 + [.N20]/50*0.15 + [.O20]/100*0.2" office:value-type="float" office:value="0.44" calcext:value-type="float">
            <text:p>0.44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14" table:formula="of:=[.K20] + [.P20] + [.V20] + [.AB20]" office:value-type="float" office:value="0.44" calcext:value-type="float">
            <text:p>0.44000</text:p>
          </table:table-cell>
          <table:table-cell table:style-name="ce15" table:formula="of:=IF([.AD20]&gt;=0.9875;&quot;A+&quot;;  IF([.AD20]&gt;=0.94; &quot;A&quot;; IF([.AD20]&gt;=0.9; &quot;A-&quot;; IF([.AD20]&gt;=0.87; &quot;B+&quot;; IF([.AD20]&gt;=0.84;&quot;B&quot;; IF([.AD20]&gt;=0.8; &quot;B-&quot;; IF([.AD20]&gt;=0.77; &quot;C+&quot;; IF([.AD20]&gt;=0.74;&quot;C&quot;; IF([.AD20]&gt;=0.7; &quot;C-&quot;; IF([.AD20]&gt;=0.67; &quot;D+&quot;; IF([.AD20]&gt;=0.64;&quot;D&quot;; IF([.AD20]&gt;=0.6; &quot;D-&quot;; &quot;F&quot;))))))))))))" office:value-type="string" office:string-value="F" calcext:value-type="string">
            <text:p>F</text:p>
          </table:table-cell>
          <table:table-cell table:style-name="ce17" table:formula="of:=VLOOKUP([.AE20]; [.$AK$2:.$AL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style-name="ce7" table:formula="of:=[.M21]/50*0.15 + [.N21]/50*0.15 + [.O21]/100*0.2" office:value-type="float" office:value="0.43" calcext:value-type="float">
            <text:p>0.43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table:formula="of:=AVERAGE([.AD2:.AD18])" office:value-type="float" office:value="0.419352941176471" calcext:value-type="float">
            <text:p>0.4193529412</text:p>
          </table:table-cell>
          <table:table-cell table:style-name="ce12"/>
          <table:table-cell table:style-name="ce15" table:formula="of:=AVERAGE([.AF2:.AF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style-name="ce7" table:formula="of:=[.M22]/50*0.15 + [.N22]/50*0.15 + [.O22]/100*0.2" office:value-type="float" office:value="0.406" calcext:value-type="float">
            <text:p>0.406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8"/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style-name="ce7" table:formula="of:=[.M23]/50*0.15 + [.N23]/50*0.15 + [.O23]/100*0.2" office:value-type="float" office:value="0.316" calcext:value-type="float">
            <text:p>0.31600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C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style-name="ce7" table:formula="of:=[.M24]/50*0.15 + [.N24]/50*0.15 + [.O24]/100*0.2" office:value-type="float" office:value="0.373" calcext:value-type="float">
            <text:p>0.373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style-name="ce7" table:formula="of:=[.M25]/50*0.15 + [.N25]/50*0.15 + [.O25]/100*0.2" office:value-type="float" office:value="0.495" calcext:value-type="float">
            <text:p>0.495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/>
          <table:table-cell table:style-name="ce5" table:number-columns-repeated="2"/>
          <table:table-cell table:number-columns-repeated="1001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formula="of:=AVERAGE([.O2:.O25])" office:value-type="float" office:value="81.875" calcext:value-type="float">
            <text:p>81.875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formula="of:=AVERAGE([.M2:.M25])/50" office:value-type="float" office:value="0.825" calcext:value-type="float">
            <text:p>0.825</text:p>
          </table:table-cell>
          <table:table-cell table:formula="of:=AVERAGE([.N2:.N25])/50" office:value-type="float" office:value="0.865" calcext:value-type="float">
            <text:p>0.865</text:p>
          </table:table-cell>
          <table:table-cell table:formula="of:=AVERAGE([.O2:.O25])/100" office:value-type="float" office:value="0.81875" calcext:value-type="float">
            <text:p>0.81875</text:p>
          </table:table-cell>
          <table:table-cell table:number-columns-repeated="1005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3:13:23.938820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5T13:17:19.384532799</dc:date>
    <dc:creator>Gregory Kapfhammer</dc:creator>
    <meta:editing-duration>P7DT8H45M23S</meta:editing-duration>
    <meta:editing-cycles>229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677" meta:object-count="0"/>
  </office:meta>
</office:document-meta>
</file>